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Quicksand" svg:font-family="Quicksand, Cantarell, 'Open Sans', 'Helvetica Neue', sans-serif"/>
  </office:font-face-decls>
  <office:automatic-styles>
    <style:style style:name="P1" style:family="paragraph" style:parent-style-name="Heading_20_2">
      <style:text-properties fo:font-variant="normal" fo:text-transform="none" fo:color="#485365" loext:opacity="100%" style:font-name="Quicksand" fo:font-size="9pt" fo:letter-spacing="normal" fo:font-style="normal" fo:font-weight="normal" fo:background-color="#f4eed7" loext:padding="0cm" loext:border="none"/>
    </style:style>
    <style:style style:name="P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85365" loext:opacity="100%" style:font-name="Quicksand" fo:font-size="9pt" fo:letter-spacing="normal" fo:font-style="normal" fo:font-weight="normal" loext:padding="0cm" loext:border="none"/>
    </style:style>
    <style:style style:name="P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85365" loext:opacity="100%" style:font-name="Quicksand" fo:font-size="9pt" fo:letter-spacing="normal" fo:font-style="normal" fo:font-weight="normal" fo:background-color="#f4eed7" loext:padding="0cm" loext:border="none"/>
    </style:style>
    <style:style style:name="P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85365" loext:opacity="100%" style:font-name="Quicksand" fo:font-size="9pt" fo:letter-spacing="normal" fo:font-style="normal" fo:font-weight="normal" fo:background-color="#daf0b2" loext:padding="0cm" loext:border="none"/>
    </style:style>
    <style:style style:name="P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85365" loext:opacity="100%" style:font-name="Quicksand" fo:font-size="9pt" fo:letter-spacing="normal" fo:font-style="normal" style:text-underline-style="solid" style:text-underline-width="auto" style:text-underline-color="font-color" fo:font-weight="normal" fo:background-color="#f4eed7" loext:padding="0cm" loext:border="none"/>
    </style:style>
    <style:style style:name="P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485365" loext:opacity="100%" style:font-name="Quicksand" fo:font-size="9pt" fo:letter-spacing="normal" fo:font-style="normal" style:text-underline-style="solid" style:text-underline-width="auto" style:text-underline-color="font-color" fo:font-weight="bold" fo:background-color="#f4eed7" loext:padding="0cm" loext:border="none"/>
    </style:style>
    <style:style style:name="P7" style:family="paragraph" style:parent-style-name="Standard">
      <style:paragraph-properties fo:break-before="page"/>
      <style:text-properties officeooo:rsid="00021ad5" officeooo:paragraph-rsid="00021ad5"/>
    </style:style>
    <style:style style:name="P8" style:family="paragraph" style:parent-style-name="Standard">
      <style:text-properties officeooo:rsid="00021ad5" officeooo:paragraph-rsid="00021ad5"/>
    </style:style>
    <style:style style:name="T1" style:family="text">
      <style:text-properties fo:background-color="#ffccf2" loext:char-shading-value="0"/>
    </style:style>
    <style:style style:name="T2" style:family="text">
      <style:text-properties fo:background-color="#f4eed7" loext:char-shading-value="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ILAN RALLYE MATHS - MARS 2025 - REP BARBUSSE</text:h>
      <text:section text:style-name="Sect1" text:name="magicdomid3">
        <text:p text:style-name="P2"><text:line-break/></text:p>
      </text:section>
      <text:section text:style-name="Sect1" text:name="magicdomid4">
        <text:p text:style-name="P2"><text:line-break/></text:p>
      </text:section>
      <text:section text:style-name="Sect1" text:name="magicdomid5">
        <text:p text:style-name="P6">1. POINTS DE RÉUSSITE</text:p>
      </text:section>
      <text:section text:style-name="Sect1" text:name="magicdomid6">
        <text:p text:style-name="P3">- SUR LE PLAN RELATIONNEL</text:p>
      </text:section>
      <text:section text:style-name="Sect1" text:name="magicdomid7">
        <text:p text:style-name="P2"><text:line-break/></text:p>
      </text:section>
      <text:section text:style-name="Sect1" text:name="magicdomid8">
        <text:p text:style-name="P4">La mise en relation des professeurs de mathématiques de Barbusse avec la coordonnatrice REP.</text:p>
      </text:section>
      <text:section text:style-name="Sect1" text:name="magicdomid9">
        <text:p text:style-name="P2"><text:line-break/></text:p>
      </text:section>
      <text:section text:style-name="Sect1" text:name="magicdomid10">
        <text:p text:style-name="P3">- SUR LE PLAN DES MATHS</text:p>
      </text:section>
      <text:section text:style-name="Sect1" text:name="magicdomid11">
        <text:p text:style-name="P2"><text:line-break/></text:p>
      </text:section>
      <text:section text:style-name="Sect1" text:name="magicdomid12">
        <text:p text:style-name="P4">Les élèves ont dû communiquer avec des élèves qu'ils ne connaissaient très peu sur les mathématiques.</text:p>
      </text:section>
      <text:section text:style-name="Sect1" text:name="magicdomid13">
        <text:p text:style-name="P2"><text:line-break/></text:p>
      </text:section>
      <text:section text:style-name="Sect1" text:name="magicdomid14">
        <text:p text:style-name="P3">- SUR LE PLAN ORGANISATIONNEL</text:p>
      </text:section>
      <text:section text:style-name="Sect1" text:name="magicdomid15">
        <text:p text:style-name="P2"><text:line-break/></text:p>
      </text:section>
      <text:section text:style-name="Sect1" text:name="magicdomid16">
        <text:p text:style-name="P4">Sur une petite période de temps, nous avons réussi à mettre en place le rallye.</text:p>
      </text:section>
      <text:section text:style-name="Sect1" text:name="magicdomid17">
        <text:p text:style-name="P2"><text:line-break/></text:p>
      </text:section>
      <text:section text:style-name="Sect1" text:name="magicdomid18">
        <text:p text:style-name="P5">2. POINT DE FRAGILITÉS:</text:p>
      </text:section>
      <text:section text:style-name="Sect1" text:name="magicdomid19">
        <text:p text:style-name="P2"><text:line-break/></text:p>
      </text:section>
      <text:section text:style-name="Sect1" text:name="magicdomid20">
        <text:p text:style-name="P3">- SUR LEPLAN RELATIONNEL</text:p>
      </text:section>
      <text:section text:style-name="Sect1" text:name="magicdomid21">
        <text:p text:style-name="P2"><text:line-break/></text:p>
      </text:section>
      <text:section text:style-name="Sect1" text:name="magicdomid22">
        <text:p text:style-name="P4">Il a manqué un/des temps de concertation entre les professeurs du premier et du second degré.</text:p>
      </text:section>
      <text:section text:style-name="Sect1" text:name="magicdomid23">
        <text:p text:style-name="P2"><text:line-break/></text:p>
      </text:section>
      <text:section text:style-name="Sect1" text:name="magicdomid24">
        <text:p text:style-name="P3">- SUR LE PLAN DES MATHS</text:p>
      </text:section>
      <text:section text:style-name="Sect1" text:name="magicdomid25">
        <text:p text:style-name="P2"><text:line-break/></text:p>
      </text:section>
      <text:section text:style-name="Sect1" text:name="magicdomid26">
        <text:p text:style-name="P2"><text:span text:style-name="T1">- </text:span><text:span text:style-name="T2">SUR LE PLAN ORGANSIATIONNEL</text:span></text:p>
      </text:section>
      <text:section text:style-name="Sect1" text:name="magicdomid27">
        <text:p text:style-name="P4">Les élèves de sixième qui ont fait le rallye le matin n'ont pas eu de récré à 10h15.</text:p>
      </text:section>
      <text:section text:style-name="Sect1" text:name="magicdomid28">
        <text:p text:style-name="P4">Il manquait de temps dans ma salle du matin afin d'installer les tables comme il y avait un cours avant.</text:p>
      </text:section>
      <text:section text:style-name="Sect1" text:name="magicdomid29">
        <text:p text:style-name="P6">3. PERSECTIVES/ PISTES D'AMÉLIORATION</text:p>
      </text:section>
      <text:section text:style-name="Sect1" text:name="magicdomid30">
        <text:p text:style-name="P4">Une remise de prix (?)</text:p>
      </text:section>
      <text:section text:style-name="Sect1" text:name="magicdomid31">
        <text:p text:style-name="P4">Une deuxième édition l'année prochaine, avec si c'est possible un créneau de 2h afin de pouvoir organiser tranquillement les tables, de prévoir les retard et aussi d'avoir le temps de se concerter avec les élèves, les professeurs des écoles à la fin de l'épreuve.</text:p>
      </text:section>
      <text:p text:style-name="Standard"/>
      <text:p text:style-name="P7">Point EDD</text:p>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Quicksand" svg:font-family="Quicksand,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4:58:41.858000000</meta:creation-date>
    <dc:date>2025-03-27T15:00:41.412000000</dc:date>
    <meta:editing-duration>PT1M59S</meta:editing-duration>
    <meta:editing-cycles>2</meta:editing-cycles>
    <meta:generator>LibreOffice/7.4.3.2$Windows_X86_64 LibreOffice_project/1048a8393ae2eeec98dff31b5c133c5f1d08b890</meta:generator>
    <meta:document-statistic meta:table-count="0" meta:image-count="0" meta:object-count="0" meta:page-count="2" meta:paragraph-count="31" meta:word-count="202" meta:character-count="1138" meta:non-whitespace-character-count="943"/>
  </office:meta>
</office:document-meta>
</file>